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rotmag18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rst player: South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Oudlers</text:p>
          </table:table-cell>
          <table:table-cell office:value-type="string" calcext:value-type="string">
            <text:p>Ecart</text:p>
          </table:table-cell>
        </table:table-row>
        <table:table-row table:style-name="ro1">
          <table:table-cell office:value-type="string" calcext:value-type="string">
            <text:p>Trick: 1, Cards: 01-C;06-C;00-T;08-C, Winner: W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: 2, Cards: 07-T;17-T;20-T;13-T, Winner: East</text:p>
          </table:table-cell>
          <table:table-cell table:number-columns-repeated="2"/>
          <table:table-cell office:value-type="string" calcext:value-type="string">
            <text:p>♥ 9-8-6-As / ♦ 5 / ♣ C.</text:p>
          </table:table-cell>
        </table:table-row>
        <table:table-row table:style-name="ro1">
          <table:table-cell table:style-name="ce3" office:value-type="string" calcext:value-type="string">
            <text:p>Trick: 3, Cards: 09-T;19-T;02-T;21-T, Winner: Sout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ick: 4, Cards: 02-C;09-C;03-C;14-C, Winner: W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: 5, Cards: 18-T;03-T;12-T;05-T, Winner: We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ick: 6, Cards: 04-T;16-T;14-T;01-S, Winner: Sou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7, Cards: 04-C;10-T;11-C;11-T, Winner: We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ick: 8, Cards: 08-T;15-T;01-D;03-S, Winner: Sou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9, Cards: 05-C;10-D;10-C;14-H, Winner: North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ick: 10, Cards: 07-H;11-H;06-T;03-H, Winner: Sout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11, Cards: 12-S;02-S;02-H;14-S, Winner: We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ick: 12, Cards: 06-D;14-D;05-S;02-D, Winner: Sout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13, Cards: 07-S;08-S;12-D;04-S, Winner: Ea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ick: 14, Cards: 04-H;05-H;13-H;01-T, Winner: Sou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Trick: 15, Cards: 13-D;06-S;04-D;03-D, Winner: Sou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rick: 16, Cards: 13-S;09-S;09-D;07-D, Winner: Sout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17, Cards: 07-C;12-H;13-C;11-D, Winner: N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k: 18, Cards: 10-H;08-D;10-S;11-S, Winner: North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9])+[.D21]" office:value-type="float" office:value="43" calcext:value-type="float">
            <text:p>43</text:p>
          </table:table-cell>
          <table:table-cell/>
          <table:table-cell table:formula="of:=2+3" office:value-type="float" office:value="5" calcext:value-type="float">
            <text:p>5</text:p>
          </table:table-cell>
        </table:table-row>
        <table:table-row table:style-name="ro1">
          <table:table-cell table:style-name="Default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[.B21]-[.B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tract multipli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([.B24]+[.B23])*[.B25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[.B28]*3" office:value-type="float" office:value="162" calcext:value-type="float">
            <text:p>162</text:p>
          </table:table-cell>
          <table:table-cell table:number-columns-repeated="2"/>
        </table:table-row>
      </table:table>
      <table:table table:name="3oudlers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File: U:\tarotclub\build-testu\debug/../../tests/played_deals/3_oudlers.jso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Oudlers</text:p>
          </table:table-cell>
        </table:table-row>
        <table:table-row table:style-name="ro1">
          <table:table-cell office:value-type="string" calcext:value-type="string">
            <text:p>First player: We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1, Cards: 11-S;14-S;01-S;03-S, Winner: South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ick: 2, Cards: 04-H;09-H;14-H;08-H, Winner: North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3, Cards: 05-S;12-S;01-T;07-S, Winner: Sou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ck: 4, Cards: 01-H;02-H;13-H;07-H, Winner: North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5, Cards: 08-S;13-S;05-T;09-S, Winner: Sou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ick: 6, Cards: 03-H;08-T;12-H;06-H, Winner: E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7, Cards: 02-C;04-C;03-C;00-T, Winner: Nor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ck: 8, Cards: 10-S;13-T;14-T;18-T, Winner: Ea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9, Cards: 05-C;06-C;12-C;09-T, Winner: Sou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ick: 10, Cards: 10-H;11-T;05-H;20-T, Winner: We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11, Cards: 14-C;19-T;07-C;09-C, Winner: Sout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ick: 12, Cards: 11-H;03-T;12-T;02-T, Winner: North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13, Cards: 02-D;08-D;11-D;05-D, Winner: Sou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ick: 14, Cards: 01-D;06-D;12-D;14-D, Winner: W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15, Cards: 09-D;03-D;04-T;10-D, Winner: Ea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rick: 16, Cards: 11-C;15-T;07-T;21-T, Winner: Sou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ck: 17, Cards: 04-D;06-T;16-T;13-D, Winner: N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18, Cards: 17-T;10-T;07-D;13-C, Winner: North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scard: 02-S;04-S;06-S;01-C;08-C;10-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Trick points</text:p>
          </table:table-cell>
          <table:table-cell table:formula="of:=SUM([.B2:.B21])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Default" office:value-type="string" calcext:value-type="string">
            <text:p>Oudlers</text:p>
          </table:table-cell>
          <table:table-cell table:formula="of:=SUM([.C2:.C21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Points to do</text:p>
          </table:table-cell>
          <table:table-cell table:formula="of:=IF([.B23]=0;56;IF([.B23]=1;51;IF([.B23]=2;41;36)))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string" calcext:value-type="string">
            <text:p>Contract poin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core</text:p>
          </table:table-cell>
          <table:table-cell table:formula="of:=[.B25] + ABS([.B22] - [.B24])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Default" office:value-type="string" calcext:value-type="string">
            <text:p>Contract multipli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[.B26]*[.B27]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Default"/>
          <table:table-cell table:formula="of:=[.B30]*3" office:value-type="float" office:value="216" calcext:value-type="float">
            <text:p>216</text:p>
          </table:table-cell>
          <table:table-cell/>
        </table:table-row>
      </table:table>
      <table:table table:name="TakerLoses2Oudlers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3">
          <table:table-cell table:style-name="ce2" office:value-type="string" calcext:value-type="string">
            <text:p>File: U:\tarotclub\build-testu\debug/../../tests/played_deals/taker_loses_two_oudlers.jso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Oudlers</text:p>
          </table:table-cell>
        </table:table-row>
        <table:table-row table:style-name="ro1">
          <table:table-cell table:style-name="ce2" office:value-type="string" calcext:value-type="string">
            <text:p>First player: E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1, Cards: 07-S;04-T;11-H;06-T, Winner: Sou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rick: 2, Cards: 01-T;08-S;02-T;14-H, Winner: N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k: 3, Cards: 01-C;12-H;07-T;09-S, Winner: Sou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ick: 4, Cards: 08-T;10-S;03-T;13-H, Winner: Sou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ick: 5, Cards: 09-T;11-S;05-T;01-D, Winner: Sou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ick: 6, Cards: 10-T;12-S;02-C;02-D, Winner: Sou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ick: 7, Cards: 11-T;13-S;03-C;03-D, Winner: Sout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ick: 8, Cards: 12-T;14-S;04-C;04-D, Winner: Sout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ick: 9, Cards: 13-T;01-H;05-C;05-D, Winner: So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ck: 10, Cards: 14-T;02-H;06-C;06-D, Winner: So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ck: 11, Cards: 15-T;03-H;07-C;07-D, Winner: So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ck: 12, Cards: 16-T;04-H;08-C;08-D, Winner: So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ck: 13, Cards: 17-T;05-H;09-C;09-D, Winner: So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ck: 14, Cards: 18-T;06-H;10-C;10-D, Winner: Sou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ick: 15, Cards: 19-T;07-H;11-C;11-D, Winner: Sou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ick: 16, Cards: 20-T;08-H;12-C;12-D, Winner: Sout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ick: 17, Cards: 21-T;09-H;13-C;13-D, Winner: Sout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rick: 18, Cards: 00-T;10-H;14-C;14-D, Winner: Eas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scard: 01-S;02-S;03-S;04-S;05-S;06-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Trick points</text:p>
          </table:table-cell>
          <table:table-cell table:formula="of:=SUM([.B2:.B21])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Default" office:value-type="string" calcext:value-type="string">
            <text:p>Oudlers</text:p>
          </table:table-cell>
          <table:table-cell table:formula="of:=SUM([.C2:.C21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Points to do</text:p>
          </table:table-cell>
          <table:table-cell table:formula="of:=IF([.B23]=0;56;IF([.B23]=1;51;IF([.B23]=2;41;36)))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Default" office:value-type="string" calcext:value-type="string">
            <text:p>Contract poin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core</text:p>
          </table:table-cell>
          <table:table-cell table:formula="of:=[.B25] + ABS([.B22] - [.B24])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Default" office:value-type="string" calcext:value-type="string">
            <text:p>Contract multipli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[.B26]*[.B27]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Default"/>
          <table:table-cell table:formula="of:=[.B30]*3" office:value-type="float" office:value="369" calcext:value-type="float">
            <text:p>3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11:25:48.1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4:51:46.903342806</meta:creation-date>
    <dc:date>2014-09-12T13:43:13.304000000</dc:date>
    <meta:editing-duration>PT2H42M8S</meta:editing-duration>
    <meta:editing-cycles>32</meta:editing-cycles>
    <meta:generator>LibreOffice/4.3.1.2$Windows_x86 LibreOffice_project/958349dc3b25111dbca392fbc281a05559ef6848</meta:generator>
    <meta:document-statistic meta:table-count="3" meta:cell-count="149" meta:object-count="0"/>
    <meta:user-defined meta:name="qrichtext">1</meta:user-defined>
  </office:meta>
</office:document-meta>
</file>